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30C00000168F6D10335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666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3.5cm" svg:height="11.6cm" svg:x="1.8cm" svg:y="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23.1cm" svg:height="10.9cm" svg:x="2.1cm" svg:y="1.9cm">
            <draw:image xlink:href="Pictures/100002010000030C00000168F6D10335.tif" xlink:type="simple" xlink:show="embed" xlink:actuate="onLoad">
              <text:p/>
            </draw:image>
          </draw:frame>
          <draw:custom-shape draw:style-name="gr3" draw:text-style-name="P1" draw:layer="layout" svg:width="0.8cm" svg:height="0.8cm" svg:x="22.8cm" svg:y="4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7.2cm" svg:y1="7.1cm" svg:x2="14.4cm" svg:y2="9.5cm">
            <text:p/>
          </draw:line>
          <draw:frame draw:style-name="gr5" draw:text-style-name="P2" draw:layer="layout" svg:width="5.4cm" svg:height="2.016cm" svg:x="17.1cm" svg:y="6.284cm">
            <draw:text-box>
              <text:p><text:span text:style-name="T1">Click on this icon to select the type of join you want.</text:span></text:p>
            </draw:text-box>
          </draw:frame>
          <draw:line draw:style-name="gr4" draw:text-style-name="P1" draw:layer="layout" svg:x1="19.8cm" svg:y1="6.3cm" svg:x2="22.7cm" svg:y2="5.1cm">
            <text:p/>
          </draw:lin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1-28T13:56:39</dc:date>
    <meta:editing-duration>P7DT22H40M47S</meta:editing-duration>
    <meta:editing-cycles>14</meta:editing-cycles>
    <meta:generator>LibreOffice/3.4$Unix LibreOffice_project/340m1$Build-402</meta:generator>
    <meta:document-statistic meta:object-count="7"/>
  </office:meta>
</office:document-meta>
</file>